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 fo:wrap-option="wrap" loext:decorative="false"/>
    </style:style>
    <style:style style:name="gr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fo:wrap-option="wrap" loext:decorative="false"/>
    </style:style>
    <style:style style:name="gr3" style:family="graphic" style:parent-style-name="standard">
      <style:graphic-properties draw:stroke="none" draw:fill-color="#ec9ba4" draw:textarea-horizontal-align="justify" draw:textarea-vertical-align="middle" draw:auto-grow-height="false" fo:min-height="0cm" fo:min-width="0cm" fo:wrap-option="wrap" loext:decorative="false"/>
    </style:style>
    <style:style style:name="gr4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 fo:wrap-option="wrap" loext:decorative="false"/>
    </style:style>
    <style:style style:name="gr5" style:family="graphic" style:parent-style-name="standard">
      <style:graphic-properties draw:stroke="none" draw:fill-color="#5eb91e" draw:textarea-horizontal-align="justify" draw:textarea-vertical-align="middle" draw:auto-grow-height="false" fo:min-height="0cm" fo:min-width="0cm" fo:wrap-option="wrap" loext:decorative="false"/>
    </style:style>
    <style:style style:name="gr6" style:family="graphic" style:parent-style-name="standard">
      <style:graphic-properties draw:stroke="none" draw:fill-color="#ec9ba4" draw:textarea-horizontal-align="justify" draw:textarea-vertical-align="middle" draw:auto-grow-height="false" fo:min-height="0cm" fo:min-width="0.047cm" fo:wrap-option="wrap" loext:decorative="false"/>
    </style:style>
    <style:style style:name="gr7" style:family="graphic" style:parent-style-name="standard">
      <style:graphic-properties draw:stroke="none" draw:fill-color="#2a6099" draw:textarea-horizontal-align="justify" draw:textarea-vertical-align="middle" draw:auto-grow-height="false" fo:min-height="1.02cm" fo:min-width="1.082cm" loext:decorative="false"/>
    </style:style>
    <style:style style:name="gr8" style:family="graphic" style:parent-style-name="standard">
      <style:graphic-properties draw:stroke="none" draw:fill-color="#2a6099" draw:textarea-horizontal-align="justify" draw:textarea-vertical-align="middle" draw:auto-grow-height="false" fo:min-height="1.023cm" fo:min-width="1.085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none" draw:fill-color="#55308d" draw:textarea-horizontal-align="justify" draw:textarea-vertical-align="middle" draw:auto-grow-height="false" fo:min-height="1.029cm" fo:min-width="1.071cm" loext:decorative="false"/>
    </style:style>
    <style:style style:name="gr11" style:family="graphic" style:parent-style-name="standard">
      <style:graphic-properties draw:stroke="none" draw:fill-color="#55308d" draw:textarea-horizontal-align="justify" draw:textarea-vertical-align="middle" draw:auto-grow-height="false" fo:min-height="1.02cm" fo:min-width="1.084cm" loext:decorative="false"/>
    </style:style>
    <style:style style:name="gr12" style:family="graphic" style:parent-style-name="standard">
      <style:graphic-properties draw:stroke="none" draw:fill-color="#5eb91e" draw:textarea-horizontal-align="justify" draw:textarea-vertical-align="middle" draw:auto-grow-height="false" fo:min-height="0cm" fo:min-width="0.047cm" fo:wrap-option="wrap" loext:decorative="false"/>
    </style:style>
    <style:style style:name="gr13" style:family="graphic" style:parent-style-name="standard">
      <style:graphic-properties draw:stroke="none" draw:fill-color="#2a6099" draw:textarea-horizontal-align="justify" draw:textarea-vertical-align="middle" draw:auto-grow-height="false" fo:min-height="1.02cm" fo:min-width="1.087cm" loext:decorative="fals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ec9ba4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5eb91e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55308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6cm" svg:height="0.111cm" draw:transform="skewX (-0.0179768912955416) rotate (-1.60238678625599) translate (11.736cm 3.22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06cm" svg:height="0.111cm" draw:transform="skewX (-0.0179768912955416) rotate (-1.60238678625599) translate (11.481cm 3.22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06cm" svg:height="0.111cm" draw:transform="skewX (-0.0179768912955416) rotate (-1.60238678625599) translate (9.981cm 2.72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06cm" svg:height="0.111cm" draw:transform="skewX (-0.0179768912955416) rotate (-1.60238678625599) translate (10.601cm 2.7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06cm" svg:height="0.111cm" draw:transform="skewX (-0.0179768912955416) rotate (-1.60238678625599) translate (6.663cm 3.2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425cm" svg:height="0.118cm" draw:transform="skewX (-0.0254818070791172) rotate (-1.61076436666557) translate (7.162cm 3.21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06cm" svg:height="0.111cm" draw:transform="skewX (-0.0179768912955416) rotate (-1.60238678625599) translate (6.681cm 2.7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86cm" svg:height="0.118cm" draw:transform="skewX (-0.0254818070791172) rotate (-1.61477862394515) translate (7.176cm 2.85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444cm" svg:height="0.116cm" draw:transform="skewX (-0.0258308729295161) rotate (-1.60901903741357) translate (6.933cm 2.83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431cm" svg:height="0.111cm" draw:transform="skewX (-0.0270526034059121) rotate (-1.60797183986238) translate (6.46cm 2.87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444cm" svg:height="0.115cm" draw:transform="skewX (-0.0260054058547155) rotate (-1.60675010938598) translate (6.909cm 3.27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8cm" svg:height="0.111cm" draw:transform="skewX (-0.0359537825910832) rotate (-1.61285876176796) translate (6.446cm 3.28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506cm" svg:height="0.111cm" draw:transform="skewX (-0.0179768912955416) rotate (-1.60238678625599) translate (5.235cm 3.2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0.557cm" svg:height="0.111cm" draw:transform="skewX (-0.00907571211037051) rotate (-1.5995942594528) translate (5.49cm 3.18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06cm" svg:height="0.111cm" draw:transform="skewX (-0.0179768912955416) rotate (-1.60238678625599) translate (5.251cm 2.7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06cm" svg:height="0.111cm" draw:transform="skewX (-0.0179768912955416) rotate (-1.60238678625599) translate (5.506cm 2.71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cm" svg:height="0.111cm" draw:transform="skewX (-0.0359537825910832) rotate (-1.61285876176796) translate (5.773cm 2.86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cm" svg:height="0.111cm" draw:transform="skewX (-0.0359537825910832) rotate (-1.61285876176796) translate (4.99cm 2.85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582cm" svg:height="1.27cm" draw:transform="skewX (0.0228638132011257) rotate (0.0232128790515246) translate (4.492cm 2.698cm)">
          <text:p/>
          <draw:enhanced-geometry svg:viewBox="0 0 21600 21600" draw:type="block-arc" draw:modifiers="-174.795450616981 8524.256461723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6" draw:layer="layout" svg:width="1.585cm" svg:height="1.273cm" draw:transform="skewX (0.0228638132011257) rotate (3.09307250038435) translate (7.443cm 3.885cm)">
          <text:p/>
          <draw:enhanced-geometry svg:viewBox="0 0 21600 21600" draw:type="block-arc" draw:modifiers="-174.795450616981 8524.256461723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0.38cm" svg:height="0.111cm" draw:transform="skewX (-0.0359537825910832) rotate (-1.61285876176796) translate (5.754cm 3.24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8cm" svg:height="0.111cm" draw:transform="skewX (-0.0359537825910832) rotate (-1.61285876176796) translate (4.976cm 3.23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draw:custom-shape draw:style-name="gr10" draw:text-style-name="P7" draw:layer="layout" svg:width="1.573cm" svg:height="1.278cm" draw:transform="skewX (-0.0555014702134197) rotate (0.0750491578357564) translate (4.42cm 2.612cm)">
            <text:p/>
            <draw:enhanced-geometry svg:viewBox="0 0 21600 21600" draw:mirror-vertical="true" draw:type="block-arc" draw:modifiers="-174.795450616981 8524.2564617237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7" draw:layer="layout" svg:width="1.583cm" svg:height="1.271cm" draw:transform="skewX (-0.0581194640914112) rotate (-3.140894521889) translate (7.51cm 3.998cm)">
            <text:p/>
            <draw:enhanced-geometry svg:viewBox="0 0 21600 21600" draw:mirror-vertical="true" draw:type="block-arc" draw:modifiers="-174.795450616981 8524.2564617237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5" draw:text-style-name="P5" draw:layer="layout" svg:width="0.38cm" svg:height="0.111cm" draw:transform="skewX (-0.0359537825910832) rotate (-1.61285876176796) translate (9.759cm 2.83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8cm" svg:height="0.111cm" draw:transform="skewX (-0.0359537825910832) rotate (-1.61285876176796) translate (12.059cm 3.20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8cm" svg:height="0.111cm" draw:transform="skewX (-0.0359537825910832) rotate (-1.61285876176796) translate (11.217cm 3.20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557cm" svg:height="0.111cm" draw:transform="skewX (-0.00907571211037051) rotate (-1.5995942594528) translate (10.268cm 2.67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">
          <draw:custom-shape draw:style-name="gr13" draw:text-style-name="P6" draw:layer="layout" svg:width="1.588cm" svg:height="1.269cm" draw:transform="skewX (0.0363028484414821) rotate (0.0364773813666815) translate (9.37cm 2.634cm)">
            <text:p/>
            <draw:enhanced-geometry svg:viewBox="0 0 21600 21600" draw:type="block-arc" draw:modifiers="-174.795450616981 8524.2564617237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3" draw:text-style-name="P6" draw:layer="layout" svg:width="1.584cm" svg:height="1.272cm" draw:transform="skewX (0.0361283155162826) rotate (3.10616246977431) translate (12.326cm 3.781cm)">
            <text:p/>
            <draw:enhanced-geometry svg:viewBox="0 0 21600 21600" draw:type="block-arc" draw:modifiers="-174.795450616981 8524.25646172377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8:55:15.255070209</meta:creation-date>
    <meta:editing-cycles>1</meta:editing-cycles>
    <meta:editing-duration>PT1H1M45S</meta:editing-duration>
    <dc:description>This file was made with LibreOffice and can be redistributed and used according to GPL 3.0 or later.

History Tracers</dc:description>
    <meta:keyword>DNA; RNA; History Tracers</meta:keyword>
    <dc:title>DNA, RNA</dc:title>
    <dc:date>2024-01-25T19:56:51.756887266</dc:date>
    <meta:document-statistic meta:object-count="32"/>
    <meta:generator>LibreOffice/7.6.4.1$Linux_X86_64 LibreOffice_project/60$Build-1</meta:generator>
  </office:meta>
</office:document-meta>
</file>